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5df9" officeooo:paragraph-rsid="00085df9"/>
    </style:style>
    <style:style style:name="P2" style:family="paragraph" style:parent-style-name="Standard">
      <style:text-properties officeooo:rsid="000c2c32" officeooo:paragraph-rsid="000c2c32"/>
    </style:style>
    <style:style style:name="P3" style:family="paragraph" style:parent-style-name="Standard">
      <style:text-properties fo:font-weight="bold" officeooo:rsid="00085df9" officeooo:paragraph-rsid="00085df9" style:font-weight-asian="bold" style:font-weight-complex="bold"/>
    </style:style>
    <style:style style:name="P4" style:family="paragraph" style:parent-style-name="Standard">
      <style:text-properties fo:font-weight="bold" officeooo:rsid="000c2c32" officeooo:paragraph-rsid="000c2c32" style:font-weight-asian="bold" style:font-weight-complex="bold"/>
    </style:style>
    <style:style style:name="P5" style:family="paragraph" style:parent-style-name="Standard">
      <style:text-properties fo:font-weight="bold" officeooo:rsid="000fb272" officeooo:paragraph-rsid="000fb272" style:font-weight-asian="bold" style:font-weight-complex="bold"/>
    </style:style>
    <style:style style:name="P6" style:family="paragraph" style:parent-style-name="Standard">
      <style:text-properties fo:font-weight="bold" officeooo:rsid="0010e7ae" officeooo:paragraph-rsid="0010e7ae" style:font-weight-asian="bold" style:font-weight-complex="bold"/>
    </style:style>
    <style:style style:name="P7" style:family="paragraph" style:parent-style-name="Standard">
      <style:text-properties officeooo:rsid="000fb272" officeooo:paragraph-rsid="000fb272"/>
    </style:style>
    <style:style style:name="P8" style:family="paragraph" style:parent-style-name="Standard">
      <style:text-properties officeooo:rsid="0010e7ae" officeooo:paragraph-rsid="0010e7ae"/>
    </style:style>
    <style:style style:name="T1" style:family="text">
      <style:text-properties officeooo:rsid="000df2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vro do professor</text:p>
      <text:p text:style-name="P1"/>
      <text:p text:style-name="P3">Busca linear</text:p>
      <text:p text:style-name="P1"/>
      <text:p text:style-name="P1">import sys <text:s/># Não é necessário para essa função (pode ser removido, a menos que seja usado em outro lugar)</text:p>
      <text:p text:style-name="P1"/>
      <text:p text:style-name="P1">def busca_linear(lista, alvo):</text:p>
      <text:p text:style-name="P1"><text:s text:c="4"/>"""</text:p>
      <text:p text:style-name="P1"><text:s text:c="4"/>Realiza uma busca linear (sequencial) em uma lista.</text:p>
      <text:p text:style-name="P1"/>
      <text:p text:style-name="P1"><text:s text:c="4"/>Percorre a lista do início ao fim, comparando cada elemento com o alvo.</text:p>
      <text:p text:style-name="P1"><text:s text:c="4"/>Retorna o índice da primeira ocorrência do alvo ou -1 se não encontrado.</text:p>
      <text:p text:style-name="P1"/>
      <text:p text:style-name="P1"><text:s text:c="4"/>Parâmetros:</text:p>
      <text:p text:style-name="P1"><text:s text:c="8"/>lista (list): A lista de elementos onde será feita a busca (pode conter qualquer tipo comparável).</text:p>
      <text:p text:style-name="P1"><text:s text:c="8"/>alvo: <text:s text:c="7"/>O valor que se deseja encontrar na lista.</text:p>
      <text:p text:style-name="P1"/>
      <text:p text:style-name="P1"><text:s text:c="4"/>Retorno:</text:p>
      <text:p text:style-name="P1"><text:s text:c="8"/>int: Índice da primeira ocorrência do alvo (≥ 0) ou -1 se não encontrado.</text:p>
      <text:p text:style-name="P1"/>
      <text:p text:style-name="P1"><text:s text:c="4"/>Complexidade:</text:p>
      <text:p text:style-name="P1"><text:s text:c="8"/>Tempo: O(n) no pior e médio caso, O(1) no melhor caso</text:p>
      <text:p text:style-name="P1"><text:s text:c="8"/>Espaço: O(1)</text:p>
      <text:p text:style-name="P1"><text:s text:c="4"/>"""</text:p>
      <text:p text:style-name="P1"><text:s text:c="4"/>for i in range(len(lista)): <text:s text:c="9"/># Itera por todos os índices da lista (de 0 até len(lista)-1)</text:p>
      <text:p text:style-name="P1"><text:s text:c="8"/>if lista[i] == alvo: <text:s text:c="12"/># Verifica se o elemento na posição i é igual ao alvo</text:p>
      <text:p text:style-name="P1"><text:s text:c="12"/>return i <text:s text:c="20"/># Retorna o índice da primeira ocorrência encontrada</text:p>
      <text:p text:style-name="P1"><text:s text:c="4"/>return -1 <text:s text:c="27"/># Retorna -1 se o loop terminar sem encontrar o alvo</text:p>
      <text:p text:style-name="P1"/>
      <text:p text:style-name="P4">Listas encadeadas <text:span text:style-name="T1">(objeto, </text:span></text:p>
      <text:p text:style-name="P2"/>
      <text:p text:style-name="P2">class No:</text:p>
      <text:p text:style-name="P2"><text:s text:c="4"/>"""Representa um nó da lista encadeada."""</text:p>
      <text:p text:style-name="P2"><text:s text:c="4"/>def __init__(self, valor):</text:p>
      <text:p text:style-name="P2"><text:s text:c="8"/>self.valor = valor <text:s text:c="3"/># dado armazenado no nó</text:p>
      <text:p text:style-name="P2"><text:s text:c="8"/>self.proximo = None <text:s text:c="2"/># referência para o próximo nó</text:p>
      <text:p text:style-name="P2"/>
      <text:p text:style-name="P2"/>
      <text:p text:style-name="P2">class ListaEncadeada:</text:p>
      <text:p text:style-name="P2"><text:s text:c="4"/>"""Lista simplesmente encadeada."""</text:p>
      <text:p text:style-name="P2"><text:s text:c="4"/>def __init__(self):</text:p>
      <text:p text:style-name="P2"><text:s text:c="8"/>self.cabeca = None <text:s text:c="3"/># início da lista</text:p>
      <text:p text:style-name="P2"><text:s text:c="4"/></text:p>
      <text:p text:style-name="P2"><text:s text:c="4"/>def adicionar_no_final(self, valor):</text:p>
      <text:p text:style-name="P2"><text:s text:c="8"/>"""Adiciona um novo valor no final da lista."""</text:p>
      <text:p text:style-name="P2"><text:s text:c="8"/>novo_no = No(valor)</text:p>
      <text:p text:style-name="P2"><text:s text:c="8"/>if self.cabeca is None:</text:p>
      <text:p text:style-name="P2"><text:s text:c="12"/>self.cabeca = novo_no</text:p>
      <text:p text:style-name="P2"><text:s text:c="12"/>return</text:p>
      <text:p text:style-name="P2"><text:s text:c="8"/></text:p>
      <text:p text:style-name="P2"><text:s text:c="8"/>atual = self.cabeca</text:p>
      <text:p text:style-name="P2"><text:soft-page-break/><text:s text:c="8"/>while atual.proximo is not None:</text:p>
      <text:p text:style-name="P2"><text:s text:c="12"/>atual = atual.proximo</text:p>
      <text:p text:style-name="P2"><text:s text:c="8"/>atual.proximo = novo_no</text:p>
      <text:p text:style-name="P2"><text:s text:c="4"/></text:p>
      <text:p text:style-name="P2"><text:s text:c="4"/>def buscar(self, alvo):</text:p>
      <text:p text:style-name="P2"><text:s text:c="8"/>"""</text:p>
      <text:p text:style-name="P2"><text:s text:c="8"/>Busca linear na lista encadeada.</text:p>
      <text:p text:style-name="P2"><text:s text:c="8"/></text:p>
      <text:p text:style-name="P2"><text:s text:c="8"/>Percorre os nós sequencialmente até encontrar o alvo</text:p>
      <text:p text:style-name="P2"><text:s text:c="8"/>ou chegar ao final da lista.</text:p>
      <text:p text:style-name="P2"><text:s text:c="8"/></text:p>
      <text:p text:style-name="P2"><text:s text:c="8"/>Retorna:</text:p>
      <text:p text:style-name="P2"><text:s text:c="12"/>int: Índice do alvo (começando em 0) ou -1 se não encontrado.</text:p>
      <text:p text:style-name="P2"><text:s text:c="8"/>"""</text:p>
      <text:p text:style-name="P2"><text:s text:c="8"/>atual = self.cabeca</text:p>
      <text:p text:style-name="P2"><text:s text:c="8"/>indice = 0</text:p>
      <text:p text:style-name="P2"><text:s text:c="8"/></text:p>
      <text:p text:style-name="P2"><text:s text:c="8"/>while atual is not None:</text:p>
      <text:p text:style-name="P2"><text:s text:c="12"/>if atual.valor == alvo:</text:p>
      <text:p text:style-name="P2"><text:s text:c="16"/>return indice <text:s/># encontrou!</text:p>
      <text:p text:style-name="P2"><text:s text:c="12"/>atual = atual.proximo</text:p>
      <text:p text:style-name="P2"><text:s text:c="12"/>indice += 1</text:p>
      <text:p text:style-name="P2"><text:s text:c="8"/></text:p>
      <text:p text:style-name="P2"><text:s text:c="8"/>return -1 <text:s/># não encontrado</text:p>
      <text:p text:style-name="P2"><text:s text:c="4"/></text:p>
      <text:p text:style-name="P2"><text:s text:c="4"/>def __str__(self):</text:p>
      <text:p text:style-name="P2"><text:s text:c="8"/>"""Representação da lista para impressão."""</text:p>
      <text:p text:style-name="P2"><text:s text:c="8"/>valores = []</text:p>
      <text:p text:style-name="P2"><text:s text:c="8"/>atual = self.cabeca</text:p>
      <text:p text:style-name="P2"><text:s text:c="8"/>while atual is not None:</text:p>
      <text:p text:style-name="P2"><text:s text:c="12"/>valores.append(str(atual.valor))</text:p>
      <text:p text:style-name="P2"><text:s text:c="12"/>atual = atual.proximo</text:p>
      <text:p text:style-name="P2"><text:s text:c="8"/>return " -&gt; ".join(valores) if valores else "Lista vazia"</text:p>
      <text:p text:style-name="P2"/>
      <text:p text:style-name="P2"/>
      <text:p text:style-name="P4"># ==================== EXEMPLO DE USO E TESTE ====================</text:p>
      <text:p text:style-name="P2"/>
      <text:p text:style-name="P2"># Criando a lista</text:p>
      <text:p text:style-name="P2">lista = ListaEncadeada()</text:p>
      <text:p text:style-name="P2">valores = [10, 23, 45, 70, 11, 15]</text:p>
      <text:p text:style-name="P2">for v in valores:</text:p>
      <text:p text:style-name="P2"><text:s text:c="4"/>lista.adicionar_no_final(v)</text:p>
      <text:p text:style-name="P2"/>
      <text:p text:style-name="P2">print("Lista encadeada:", lista)</text:p>
      <text:p text:style-name="P2"># Saída: Lista encadeada: 10 -&gt; 23 -&gt; 45 -&gt; 70 -&gt; 11 -&gt; 15</text:p>
      <text:p text:style-name="P2"/>
      <text:p text:style-name="P2"># Testes da busca linear</text:p>
      <text:p text:style-name="P2">print(f"Busca por 70 <text:s/>→ índice: {lista.buscar(70)}") <text:s text:c="2"/># 3</text:p>
      <text:p text:style-name="P2">print(f"Busca por 10 <text:s/>→ índice: {lista.buscar(10)}") <text:s text:c="2"/># 0</text:p>
      <text:p text:style-name="P2">print(f"Busca por 15 <text:s/>→ índice: {lista.buscar(15)}") <text:s text:c="2"/># 5</text:p>
      <text:p text:style-name="P2">print(f"Busca por 99 <text:s/>→ índice: {lista.buscar(99)}") <text:s text:c="2"/># -1</text:p>
      <text:p text:style-name="P2">print(f"Busca por 11 <text:s/>→ índice: {lista.buscar(11)}") <text:s text:c="2"/># 4</text:p>
      <text:p text:style-name="P5"><text:soft-page-break/>Busca por strings</text:p>
      <text:p text:style-name="P7"/>
      <text:p text:style-name="P7">frutas = ["maçã", "banana", "laranja", "kiwi", "uva"]</text:p>
      <text:p text:style-name="P7"/>
      <text:p text:style-name="P7">def busca_linear(lista, alvo):</text:p>
      <text:p text:style-name="P7"><text:s text:c="4"/>for i in range(len(lista)):</text:p>
      <text:p text:style-name="P7"><text:s text:c="8"/>if lista[i] == alvo: <text:s text:c="3"/># comparação de strings com ==</text:p>
      <text:p text:style-name="P7"><text:s text:c="12"/>return i</text:p>
      <text:p text:style-name="P7"><text:s text:c="4"/>return -1</text:p>
      <text:p text:style-name="P7"/>
      <text:p text:style-name="P7">print(busca_linear(frutas, "laranja")) <text:s/># → 2</text:p>
      <text:p text:style-name="P7">print(busca_linear(frutas, "abacaxi")) <text:s text:c="2"/># → -1 (não encontrado)</text:p>
      <text:p text:style-name="P2"/>
      <text:p text:style-name="P5">Busca binária com strings</text:p>
      <text:p text:style-name="P7"/>
      <text:p text:style-name="P7">frutas_ordenadas = ["banana", "kiwi", "laranja", "maçã", "uva"]</text:p>
      <text:p text:style-name="P7"/>
      <text:p text:style-name="P7">def busca_binaria(lista, alvo):</text:p>
      <text:p text:style-name="P7"><text:s text:c="4"/>esquerda = 0</text:p>
      <text:p text:style-name="P7"><text:s text:c="4"/>direita = len(lista) - 1</text:p>
      <text:p text:style-name="P7"><text:s text:c="4"/></text:p>
      <text:p text:style-name="P7"><text:s text:c="4"/>while esquerda &lt;= direita:</text:p>
      <text:p text:style-name="P7"><text:s text:c="8"/>meio = (esquerda + direita) // 2</text:p>
      <text:p text:style-name="P7"><text:s text:c="8"/>if lista[meio] == alvo:</text:p>
      <text:p text:style-name="P7"><text:s text:c="12"/>return meio</text:p>
      <text:p text:style-name="P7"><text:s text:c="8"/>elif lista[meio] &lt; alvo: <text:s text:c="8"/># comparação lexicográfica (alfabética)</text:p>
      <text:p text:style-name="P7"><text:s text:c="12"/>esquerda = meio + 1</text:p>
      <text:p text:style-name="P7"><text:s text:c="8"/>else:</text:p>
      <text:p text:style-name="P7"><text:s text:c="12"/>direita = meio - 1</text:p>
      <text:p text:style-name="P7"><text:s text:c="4"/>return -1</text:p>
      <text:p text:style-name="P7"/>
      <text:p text:style-name="P7">print(busca_binaria(frutas_ordenadas, "laranja")) <text:s/># → 2</text:p>
      <text:p text:style-name="P7">print(busca_binaria(frutas_ordenadas, "abacaxi")) <text:s/># → -1</text:p>
      <text:p text:style-name="P7"/>
      <text:p text:style-name="P7">// Lista de frutas (array comum em JS)</text:p>
      <text:p text:style-name="P7">const frutas = ["maçã", "banana", "laranja", "kiwi", "uva"];</text:p>
      <text:p text:style-name="P7"/>
      <text:p text:style-name="P7">// Função de busca linear</text:p>
      <text:p text:style-name="P7">function buscaLinear(lista, alvo) {</text:p>
      <text:p text:style-name="P7"><text:s text:c="4"/>for (let i = 0; i &lt; lista.length; i++) {</text:p>
      <text:p text:style-name="P7"><text:s text:c="8"/>if (lista[i] === alvo) { <text:s/>// comparação estrita de strings (recomendado)</text:p>
      <text:p text:style-name="P7"><text:s text:c="12"/>return i; <text:s text:c="12"/>// retorna o índice da primeira ocorrência</text:p>
      <text:p text:style-name="P7"><text:s text:c="8"/>}</text:p>
      <text:p text:style-name="P7"><text:s text:c="4"/>}</text:p>
      <text:p text:style-name="P7"><text:s text:c="4"/>return -1; <text:s/>// não encontrado</text:p>
      <text:p text:style-name="P7">}</text:p>
      <text:p text:style-name="P7"/>
      <text:p text:style-name="P7">// Testes</text:p>
      <text:p text:style-name="P7">console.log(buscaLinear(frutas, "laranja")); <text:s/>// → 2</text:p>
      <text:p text:style-name="P7">console.log(buscaLinear(frutas, "abacaxi")); // → -1</text:p>
      <text:p text:style-name="P7">console.log(buscaLinear(frutas, "maçã")); <text:s text:c="3"/>// → 0</text:p>
      <text:p text:style-name="P7">console.log(buscaLinear(frutas, "uva")); <text:s text:c="4"/>// → 4</text:p>
      <text:p text:style-name="P7"><text:soft-page-break/>console.log(buscaLinear(frutas, "banana")); <text:s/>// → 1</text:p>
      <text:p text:style-name="P7"/>
      <text:p text:style-name="P6">Exemplo em javascript</text:p>
      <text:p text:style-name="P8"/>
      <text:p text:style-name="P8">// Lista de frutas (array comum em JS)</text:p>
      <text:p text:style-name="P8">const frutas = ["maçã", "banana", "laranja", "kiwi", "uva"];</text:p>
      <text:p text:style-name="P8"/>
      <text:p text:style-name="P8">// Função de busca linear</text:p>
      <text:p text:style-name="P8">function buscaLinear(lista, alvo) {</text:p>
      <text:p text:style-name="P8"><text:s text:c="4"/>for (let i = 0; i &lt; lista.length; i++) {</text:p>
      <text:p text:style-name="P8"><text:s text:c="8"/>if (lista[i] === alvo) { <text:s/>// comparação estrita de strings (recomendado)</text:p>
      <text:p text:style-name="P8"><text:s text:c="12"/>return i; <text:s text:c="12"/>// retorna o índice da primeira ocorrência</text:p>
      <text:p text:style-name="P8"><text:s text:c="8"/>}</text:p>
      <text:p text:style-name="P8"><text:s text:c="4"/>}</text:p>
      <text:p text:style-name="P8"><text:s text:c="4"/>return -1; <text:s/>// não encontrado</text:p>
      <text:p text:style-name="P8">}</text:p>
      <text:p text:style-name="P8"/>
      <text:p text:style-name="P8">// Testes</text:p>
      <text:p text:style-name="P8">console.log(buscaLinear(frutas, "laranja")); <text:s/>// → 2</text:p>
      <text:p text:style-name="P8">console.log(buscaLinear(frutas, "abacaxi")); // → -1</text:p>
      <text:p text:style-name="P8">console.log(buscaLinear(frutas, "maçã")); <text:s text:c="3"/>// → 0</text:p>
      <text:p text:style-name="P8">console.log(buscaLinear(frutas, "uva")); <text:s text:c="4"/>// → 4</text:p>
      <text:p text:style-name="P8">console.log(buscaLinear(frutas, "banana")); <text:s/>// → 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1T12:29:03.310947614</meta:creation-date>
    <dc:date>2025-12-22T16:29:53.876353375</dc:date>
    <meta:editing-duration>PT21H46M17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4" meta:paragraph-count="148" meta:word-count="740" meta:character-count="5564" meta:non-whitespace-character-count="4103"/>
  </office:meta>
</office:document-meta>
</file>